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text:p text:style-name="Normal"/>
      <text:p text:style-name="Normal"/>
      <text:p text:style-name="Normal">Or perhaps we should perform the 2.5 phases here. It doesn’t matter much “where” we do it, it’s important that we do it. So, we’re at an impasse, I’m having writer’s block. The two of you are in the literature club’s room, and i don’t know what to make of this scene. In fact, I’ve been stuck here since at least yesterday. This is what phase 2.5 is for: figuring out what to do.</text:p>
      <text:p text:style-name="Normal">First, let’s figure out what we want. “To give her so much, she’s afraid of losing it all.” That means we give her a lot, but we can’t give her everything. Very easy to say, how do you do that in practice? But let’s be more specific. In this scene in particular, what do I want to do?</text:p>
      <text:p text:style-name="Normal">An excellent question, to which I don’t know the answer. At first I just wanted them to have fun, to have a good time and make good memories here. but yesterday, I’ve been thinking of giving them a heart-to-heart. What do I want? I want something memorable, something great, something to keep the reader hooked. Ah, so I want to make every chapter great. But the problem with that is that it dilutes the effect, the more it’s done. We also have to learn to control the emotional pace, not just the story’s development. So, my instincts and this tiny bit of reasoning says that I should keep things light for this chapter. Understood. But then, how?</text:p>
      <text:p text:style-name="Normal">心に響くものはすべてじゃないからさ。</text:p>
      <text:p text:style-name="Normal">A good time... A fun time... I also want to lead them into a certain scene.</text:p>
      <text:p text:style-name="Normal">A good time... A fun time... Something tells me we can’t do more than decide upon that, here. Something tells me that now that we’ve decided this, we have to leave this to phase 3. Let’s try and do that. Too bad though, I was kinda hoping phase 2.5 would be a cure for writer’s block. I guess we can’t have that, or at least I want to let my emotions come from themselves, not in an organised manner.</text:p>
      <text:p text:style-name="Normal"/>
      <text:p text:style-name="Normal"/>
      <text:p text:style-name="Normal"/>
      <text:p text:style-name="Normal">Path changes, until we’re happy. The name of the game is to- let’s do this in that file. Okay. The goal is to change our wants from good enough to great enough. we’ll change nodes and add titles, because titles are hooks, indicators, summaries, beacons, they’re lots of things at once.</text:p>
      <text:p text:style-name="Normal"/>
      <text:p text:style-name="Normal">A reread is something I hadn’t expected, but I think it helps. Pacing isn’t an issue, from what I just experienced. Not in the first three nodes. It’s from the nodes after it that we have a problem. Nodes four, five and six all need a complete revamp. Not true, four needs partial revamp, but five and six need a lot of thinking. From four onward my interest and attention weakened, and I have to figure out why. First of all, we ought to save the current data somewhere, then we need to add titles, and only then can we get to work. Let’s make a commit then.</text:p>
      <text:p text:style-name="Normal">Alright. Thought. Titles are important, and we haven’t found one yet for this story.</text:p>
      <text:p text:style-name="Normal"/>
      <text:p text:style-name="Normal"/>
      <text:p text:style-name="Normal">Nodes four to six will be changed, it’s back to the drawing board. Since I’m stuck, I guess I’ll be here for a second. I still want her to have a good day, but I don’t know how. <text:s text:c="1"/>After so many attempts, having her find you at the bus stop doesn’t seem to work properly. Well, it’s more likely that my execution is poor, but</text:p>
      <text:p text:style-name="Normal">I want something else. Something fresh. Hey, can you create? What can you invent, child?</text:p>
      <text:p text:style-name="Normal">To create... To come up with something new. That’s what we do, as a God, however young and immature. So, what can you create?</text:p>
      <text:p text:style-name="Normal"/>
      <text:p text:style-name="Normal">And... No, nothing. Just, write. Just write.</text:p>
      <text:p text:style-name="Normal"/>
      <text:p text:style-name="Normal">Perhaps the question I should ask is “who are you?” Perhaps I should start from you, if I can’t think of anything from her perspective.</text:p>
      <text:p text:style-name="Normal"/>
      <text:p text:style-name="Normal">I’m struggling. With you. I want to give you a more distinct personality, but I... I’m not managing to do that. How should I do it...</text:p>
      <text:p text:style-name="Normal">Perhaps not “give you” a distinct personality... I have to find a way to make you shine. Right. We lost that when we changed how you first met. That used to establish your kindness immediately. Well then, instead of it appearing in one big flashy scene, I’d prefer it being shown over small episodes. Small but consistent acts of kindness, hm? Doesn’t sound like a bad idea. Also, my eyes are burning for some reason. Thank goodness we have no problem writing with our eyes closed. To sprinkle your kindness here and there throughout this story.</text:p>
      <text:p text:style-name="Normal">Hey. Wanna go back to the past? Back to when you first met, back when... Let’s try.</text:p>
      <text:p text:style-name="Normal">Should we talk this out? Let’s. Giving this episode of the past that shows what you mean to her, how much does it take away from day 3? It’ll be repetitive. But, is that a bad thing? To show that things will return to what they once were, without you. Maybe it’s not a bad thing. I see... Then, we can proceed with this.</text:p>
      <text:p text:style-name="Normal"/>
      <text:p text:style-name="Normal">That’s a no, I guess. The reason why she loves you... Can’t it be introduced without going to the past? It can, but how... A distinct personality, huh? But the current circumstances are unfavourable to that. They favour introspection, reflection. Indeed they do, but that doesn’t mean we can’t make your way of thinking distinct from hers. Now that’s interesting, because... I wouldn’t know how to do it. This is another idea. It would allow us to go forward with the story while telling more about you, revealing more about you. Showing off your personality... Through action and conversation. “Who are you?” So we’re back to this question after all. The current 2.5 should serve only to get an idea of what we want to do, but given how informal that indication is, we don’t know how clear or vague an idea should be before proceeding, before writing. I think I want it clearer. Then again, if we’re struggling so much to find anything, maybe we should just let our ideas flow and see what comes of it. Or maybe, proceed just a little and see if anything new come to mind.</text:p>
      <text:p text:style-name="Normal">Nope, I don’t know what I want. I need to figure that ou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